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335.2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INGUAGENS FORMAIS E AUTÔMATOS</text:p>
          </table:table-cell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0" office:value-type="string" calcext:value-type="string">
            <text:p>AVALIAÇÃO</text:p>
          </table:table-cell>
          <table:table-cell table:style-name="ce2" office:value-type="string" calcext:value-type="string">
            <text:p>(P1+P2)*0.35+Tr*0.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Dia da Sem.</text:p>
          </table:table-cell>
          <table:table-cell table:style-name="ce2" office:value-type="string" calcext:value-type="string">
            <text:p>Conteúd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02" calcext:value-type="date">
            <text:p>02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presentação da Disciplina. Introdução às Linguagens Formai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03" calcext:value-type="date">
            <text:p>03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lfabeto, Palavra, Linguagem, Gramática.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09" calcext:value-type="date">
            <text:p>09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Gramática. Linguagen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10" calcext:value-type="date">
            <text:p>10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utômato Finito Determinístic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16" calcext:value-type="date">
            <text:p>16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utômato Finito Não Determinístic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17" calcext:value-type="date">
            <text:p>17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utômato Finito Não Determinístic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23" calcext:value-type="date">
            <text:p>23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utômato Finito com Movimentos Vazi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24" calcext:value-type="date">
            <text:p>24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Exercíci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30" calcext:value-type="date">
            <text:p>30/08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Expressõe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8-31" calcext:value-type="date">
            <text:p>31/08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Gramática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06" calcext:value-type="date">
            <text:p>06/09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Propriedades de Linguagen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13" calcext:value-type="date">
            <text:p>13/09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Propriedades de Linguagens Regulare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14" calcext:value-type="date">
            <text:p>14/09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Minimização de Autômatos Finit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20" calcext:value-type="date">
            <text:p>20/09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SEMANA DA COMPUTAÇÃ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21" calcext:value-type="date">
            <text:p>21/09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SEMANA DA COMPUTAÇÃ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27" calcext:value-type="date">
            <text:p>27/09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utômatos Finitos com Saíd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09-28" calcext:value-type="date">
            <text:p>28/09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Preparação prov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04" calcext:value-type="date">
            <text:p>04/10/2017</text:p>
          </table:table-cell>
          <table:table-cell table:style-name="ce6" office:value-type="string" calcext:value-type="string">
            <text:p>4ª f.</text:p>
          </table:table-cell>
          <table:table-cell table:style-name="ce8" office:value-type="string" calcext:value-type="string">
            <text:p>PROVA I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05" calcext:value-type="date">
            <text:p>05/10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Correção P1. LLC. GLC.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11" calcext:value-type="date">
            <text:p>11/10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Árvores de Derivação. GLC ambíguas.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18" calcext:value-type="date">
            <text:p>18/10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Simplificação de GLC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19" calcext:value-type="date">
            <text:p>19/10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Forma Normal de Chomsky e de Greibach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25" calcext:value-type="date">
            <text:p>25/10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Exemplos Formas Normais e Simplificação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0-26" calcext:value-type="date">
            <text:p>26/10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utômato com Pilh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01" calcext:value-type="date">
            <text:p>01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utômato com Pilh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08" calcext:value-type="date">
            <text:p>08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Bombeamento. Propriedades LLC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09" calcext:value-type="date">
            <text:p>09/11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lgoritmos de Reconhecimento - Autômato Descendente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16" calcext:value-type="date">
            <text:p>16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lgoritmos de Reconhecimento - CYK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22" calcext:value-type="date">
            <text:p>22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Algoritmos de Reconhecimento - Early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23" calcext:value-type="date">
            <text:p>23/11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Gramáticas Sensíveis ao Contexto e Irrestrita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29" calcext:value-type="date">
            <text:p>29/11/2017</text:p>
          </table:table-cell>
          <table:table-cell table:style-name="ce6" office:value-type="string" calcext:value-type="string">
            <text:p>4ª f.</text:p>
          </table:table-cell>
          <table:table-cell table:style-name="ce7" office:value-type="string" calcext:value-type="string">
            <text:p>Hierarquia de Chomsky. Gramática de Graf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1-30" calcext:value-type="date">
            <text:p>30/11/2017</text:p>
          </table:table-cell>
          <table:table-cell table:style-name="ce6" office:value-type="string" calcext:value-type="string">
            <text:p>5ª f.</text:p>
          </table:table-cell>
          <table:table-cell table:style-name="ce7" office:value-type="string" calcext:value-type="string">
            <text:p>Apresentação dos trabalhos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2-06" calcext:value-type="date">
            <text:p>06/12/2017</text:p>
          </table:table-cell>
          <table:table-cell table:style-name="ce6" office:value-type="string" calcext:value-type="string">
            <text:p>4ª f.</text:p>
          </table:table-cell>
          <table:table-cell table:style-name="ce2" office:value-type="string" calcext:value-type="string">
            <text:p>Preparação Prova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" office:value-type="date" office:date-value="2017-12-07" calcext:value-type="date">
            <text:p>07/12/2017</text:p>
          </table:table-cell>
          <table:table-cell table:style-name="ce6" office:value-type="string" calcext:value-type="string">
            <text:p>5ª f.</text:p>
          </table:table-cell>
          <table:table-cell table:style-name="ce9" office:value-type="string" calcext:value-type="string">
            <text:p>PROVA II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6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date" office:date-value="2017-12-13" calcext:value-type="date">
            <text:p>13/12/2017</text:p>
          </table:table-cell>
          <table:table-cell table:style-name="ce6" office:value-type="string" calcext:value-type="string">
            <text:p>4ª f.</text:p>
          </table:table-cell>
          <table:table-cell table:style-name="ce9" office:value-type="string" calcext:value-type="string">
            <text:p>EXAME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" meta:object-count="0"/>
    <meta:generator>LibreOfficeDev/5.1.0.3$Linux_X86_64 LibreOffice_project/</meta:generator>
  </office:meta>
</office:document-meta>
</file>